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Ubuntu" svg:font-family="Ubuntu" style:font-pitch="variable"/>
    <style:font-face style:name="䙡爮䑡癡" svg:font-family="䙡爮䑡癡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204cm" style:rel-width="60%" table:align="center"/>
    </style:style>
    <style:style style:name="Table1.A" style:family="table-column">
      <style:table-column-properties style:column-width="10.204cm" style:rel-column-width="578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10483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4pt" officeooo:paragraph-rsid="0011aaa2" style:font-size-asian="4pt" style:font-name-complex="IranNastaliq" style:font-size-complex="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650f" style:font-size-asian="16pt" style:font-size-complex="16pt"/>
    </style:style>
    <style:style style:name="T3" style:family="text">
      <style:text-properties fo:font-size="16pt" officeooo:rsid="00151dce" style:font-size-asian="16pt" style:font-size-complex="16pt"/>
    </style:style>
    <style:style style:name="T4" style:family="text">
      <style:text-properties officeooo:rsid="0012650f"/>
    </style:style>
    <style:style style:name="T5" style:family="text">
      <style:text-properties officeooo:rsid="0013d6b8"/>
    </style:style>
    <style:style style:name="T6" style:family="text">
      <style:text-properties officeooo:rsid="00151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able:table table:name="Table1" table:style-name="Table1">
        <table:table-column table:style-name="Table1.A"/>
        <table:table-row table:style-name="TableLine94870946705488">
          <table:table-cell table:style-name="Table1.A1" office:value-type="string">
            <text:p text:style-name="P2"><text:span text:style-name="T4">پیپ</text:span> از او خوابید یاور، <text:span text:style-name="T6">بچّهِ </text:span>بیدار رفت</text:p>
            <text:p text:style-name="P2">ذو اجلْ برگِ گلش در بزمِ طوطی وار رفت</text:p>
            <text:p text:style-name="P2"/>
            <text:p text:style-name="P2">من رذالت نَقلِ تأثیری زدم بهرِ ضیاء</text:p>
            <text:p text:style-name="P2">مِثلِ رؤیا ذائقه ظهر صفای یار رفت</text:p>
            <text:p text:style-name="P2"/>
            <text:p text:style-name="P2">ذَبذَبِ مخدوش با لُوثش مذکَّر تابعی</text:p>
            <text:p text:style-name="P2">ژِنْ مُؤَنَّث، ثبت در طوقیِ زائر زار رفت</text:p>
            <text:p text:style-name="P2"/>
            <text:p text:style-name="P2">شعرِ مخلوقاتِ پنهان زین لبِ لعلِ ژله</text:p>
            <text:p text:style-name="P2">زد کلاهش کج، زِ آژیرِ ورق زنهار رفت</text:p>
            <text:p text:style-name="P2"/>
            <text:p text:style-name="P2">عزمِ تکلیفم یکی چوبِ خطوطِ محترم</text:p>
            <text:p text:style-name="P2">می زد آماسِ تف<text:span text:style-name="T5">أّ</text:span>ل رأی چون دادار رفت</text:p>
            <text:p text:style-name="P2"/>
            <text:p text:style-name="P2">نبضِ هاپو صید در تأمینِ جانیِ مگس</text:p>
            <text:p text:style-name="P2">ژستِ خائِن، لُپّ و لَب مذبوحِ یک کفتار رفت</text:p>
            <text:p text:style-name="P2"/>
            <text:p text:style-name="P2">کوثرِ زهرِ چَهش، ژرفِ قِرِ کِرمِ چمن</text:p>
            <text:p text:style-name="P2">جویَدَم ضربِ پلیدش، خربزه بسیار رفت</text:p>
            <text:p text:style-name="P2"/>
            <text:p text:style-name="P2">غیبِ نایابت زِ آزارِ بلایِ رؤیتت</text:p>
            <text:p text:style-name="P2">کوله بارِ بانگِ رحمت ذکرِ ضربت کار رفت</text:p>
            <text:p text:style-name="P2"/>
            <text:p text:style-name="P2">پولِ کاذب، اِتِّساعش حلقه ای زد نذرِ طور</text:p>
            <text:p text:style-name="P2">شامِ بیژن سهمِ معلولی که ره هموار رفت</text:p>
            <text:p text:style-name="P2"/>
            <text:p text:style-name="P2">گچ زِ بطنِ زخم ها آمد، نظر قولِ هنر</text:p>
            <text:p text:style-name="P2">پر خطر غیر ضمائم یا سخاوت دار رفت</text:p>
            <text:p text:style-name="P2"/>
            <text:p text:style-name="P2">جویِ غم یک سو به چشمش، فضل و ثامن گشته جهد</text:p>
            <text:p text:style-name="P2">قصدِ ظعنش وقتِ بختش سَر شد و آوار رفت</text:p>
            <text:p text:style-name="P2"/>
            <text:p text:style-name="P2">ذوقِ چایت سعیِ حج، میثم خُمی حولِ غذا</text:p>
            <text:p text:style-name="P2">یا گل احرازش ز بلبل چند اژدر مار رفت</text:p>
            <text:p text:style-name="P2"/>
            <text:p text:style-name="P2">مُچ نظر یأسِ جَئَر چون ز افضلی پاذیرِ خشت</text:p>
            <text:p text:style-name="P2">زد نباید لپّه بدرودی به کذبش بار رفت</text:p>
            <text:p text:style-name="P2"/>
            <text:p text:style-name="P2">رأسِ کاغذ نیست آبَش قدرتی مقروض و پای</text:p>
            <text:p text:style-name="P2">گر زِ حق، حذف<text:span text:style-name="T4">ِ</text:span> ثمر، صاحب رخی عی<text:span text:style-name="T4">ّ</text:span>ار رفت</text:p>
            <text:p text:style-name="P2"/>
            <text:p text:style-name="P2">از کُتُب وعظِ تأه<text:span text:style-name="T4">ُّل</text:span> <text:span text:style-name="T4">ژِ</text:span>ستِ قُم مِثلِ پری</text:p>
            <text:p text:style-name="P2">هم تأسُّف ضَلِّ صد طبلِ رِثا عط<text:span text:style-name="T4">ّ</text:span>ار رفت</text:p>
            <text:p text:style-name="P2"/>
            <text:p text:style-name="P2">سهمم از غم می نَهد لحنِ عذارِ ظهر گوش</text:p>
            <text:p text:style-name="P2">ناقه اش بکتاش و قبلش واژه بعد از نار رفت</text:p>
            <text:p text:style-name="P2"/>
            <text:p text:style-name="P2">جَنبِ فُرقت<text:span text:style-name="T4">،</text:span> صحنِ مُغ، آثارِ زاهد مدّعا</text:p>
            <text:p text:style-name="P2">أمرِ ثالوثِ ثِنا در بأس مثبت خار رفت</text:p>
            <text:p text:style-name="P2"/>
            <text:p text:style-name="P2">زَر نشُد مِس، سنگلچ را تُربتی پاکیزه بود</text:p>
            <text:p text:style-name="P2">گر چه سنبل عاقبت بر مرکبی رهوار رفت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Ubuntu" svg:font-family="Ubuntu" style:font-pitch="variable"/>
    <style:font-face style:name="䙡爮䑡癡" svg:font-family="䙡爮䑡癡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22:04:07.078740712</meta:creation-date>
    <dc:date>2021-01-31T01:09:20.309915321</dc:date>
    <meta:editing-duration>PT54M51S</meta:editing-duration>
    <meta:editing-cycles>4</meta:editing-cycles>
    <meta:generator>LibreOffice/7.0.3.1$Linux_X86_64 LibreOffice_project/00$Build-1</meta:generator>
    <meta:document-statistic meta:table-count="1" meta:image-count="0" meta:object-count="0" meta:page-count="1" meta:paragraph-count="37" meta:word-count="287" meta:character-count="1202" meta:non-whitespace-character-count="950"/>
  </office:meta>
</office:document-meta>
</file>